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yw7%20Sample%20Project_parts.odt#ChID:34%7Cregion">Part 1</text:a></text:h>
      </text:section>
      <text:section text:style-name="Sect1" text:name="ChID:1">
        <text:h text:style-name="Heading_20_2" text:outline-level="2"><text:a xlink:href="../yw7%20Sample%20Project_chapters.odt#ChID:1%7Cregion">Chapter 1</text:a></text:h>
        <text:section text:style-name="Sect1" text:name="ScID:1">
          <text:p text:style-name="Text_20_body"><office:annotation>
<dc:creator>scene title</dc:creator>
<text:p>- Meet Hal, threatened by Vurdi</text:p>
<text:p/>
<text:p><text:a xlink:href="../yw7%20Sample%20Project_scenes.odt#ScID:1%7Cregion">→Summary</text:a> -</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a xlink:href="../yw7%20Sample%20Project_chapters.odt#ChID:2%7Cregion">Chapter 2</text:a></text:h>
        <text:section text:style-name="Sect1" text:name="ScID:2">
          <text:p text:style-name="Text_20_body"><office:annotation>
<dc:creator>scene title</dc:creator>
<text:p>- Jerling buys team. Discusses Seraph.</text:p>
<text:p/>
<text:p><text:a xlink:href="../yw7%20Sample%20Project_scenes.odt#ScID:2%7Cregion">→Summary</text:a> -</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ection text:style-name="Sect1" text:name="ScID:3">
          <text:p text:style-name="Text_20_body"><office:annotation>
<dc:creator>scene title</dc:creator>
<text:p>- Hal takes a call from Jerling</text:p>
<text:p/>
<text:p><text:a xlink:href="../yw7%20Sample%20Project_scenes.odt#ScID:3%7Cregion">→Summary</text:a> -</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href="../yw7%20Sample%20Project_chapters.odt#ChID:3%7Cregion">Chapter 3</text:a></text:h>
        <text:section text:style-name="Sect1" text:name="ScID:4">
          <text:p text:style-name="Text_20_body"><office:annotation>
<dc:creator>scene title</dc:creator>
<text:p>- Clunk arrives</text:p>
<text:p/>
<text:p><text:a xlink:href="../yw7%20Sample%20Project_scenes.odt#ScID:4%7Cregion">→Summary</text:a> -</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href="../yw7%20Sample%20Project_chapters.odt#ChID:4%7Cregion">Chapter 4</text:a></text:h>
        <text:section text:style-name="Sect1" text:name="ScID:5">
          <text:p text:style-name="Text_20_body"><office:annotation>
<dc:creator>scene title</dc:creator>
<text:p>- Hal going to port control</text:p>
<text:p/>
<text:p><text:a xlink:href="../yw7%20Sample%20Project_scenes.odt#ScID:5%7Cregion">→Summary</text:a> -</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ection text:style-name="Sect1" text:name="ScID:6">
          <text:p text:style-name="Text_20_body"><office:annotation>
<dc:creator>scene title</dc:creator>
<text:p>- Clunk checking computer for Incubots.</text:p>
<text:p/>
<text:p><text:a xlink:href="../yw7%20Sample%20Project_scenes.odt#ScID:6%7Cregion">→Summary</text:a> -</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ection text:style-name="Sect1" text:name="ScID:7">
          <text:p text:style-name="Text_20_body"><office:annotation>
<dc:creator>scene title</dc:creator>
<text:p>- Hal talking to the Portmaster</text:p>
<text:p/>
<text:p><text:a xlink:href="../yw7%20Sample%20Project_scenes.odt#ScID:7%7Cregion">→Summary</text:a> -</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ection text:style-name="Sect1" text:name="ScID:8">
          <text:p text:style-name="Text_20_body"><office:annotation>
<dc:creator>scene title</dc:creator>
<text:p>- Clunk takes call from Hal. Calls Jerling. Fire.</text:p>
<text:p/>
<text:p><text:a xlink:href="../yw7%20Sample%20Project_scenes.odt#ScID:8%7Cregion">→Summary</text:a> -</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href="../yw7%20Sample%20Project_chapters.odt#ChID:5%7Cregion">Chapter 5</text:a></text:h>
        <text:section text:style-name="Sect1" text:name="ScID:9">
          <text:p text:style-name="Text_20_body"><office:annotation>
<dc:creator>scene title</dc:creator>
<text:p>- Clunk calls, the landing field is on fire. Hal tells him to sit tight.</text:p>
<text:p/>
<text:p><text:a xlink:href="../yw7%20Sample%20Project_scenes.odt#ScID:9%7Cregion">→Summary</text:a> -</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ection text:style-name="Sect1" text:name="ScID:10">
          <text:p text:style-name="Text_20_body"><office:annotation>
<dc:creator>scene title</dc:creator>
<text:p>- Clunk fighting the fire, ends up face-down</text:p>
<text:p/>
<text:p><text:a xlink:href="../yw7%20Sample%20Project_scenes.odt#ScID:10%7Cregion">→Summary</text:a> -</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href="../yw7%20Sample%20Project_chapters.odt#ChID:6%7Cregion">Chapter 6</text:a></text:h>
        <text:section text:style-name="Sect1" text:name="ScID:12">
          <text:p text:style-name="Text_20_body"><office:annotation>
<dc:creator>scene title</dc:creator>
<text:p>- Hal gets to the ship and lifts off.</text:p>
<text:p/>
<text:p><text:a xlink:href="../yw7%20Sample%20Project_scenes.odt#ScID:12%7Cregion">→Summary</text:a> -</text:p>
</office:annotation></text:p>
        </text:section>
      </text:section>
      <text:section text:style-name="Sect1" text:name="ChID:7">
        <text:h text:style-name="Heading_20_2" text:outline-level="2"><text:a xlink:href="../yw7%20Sample%20Project_chapters.odt#ChID:7%7Cregion">Chapter 7</text:a></text:h>
        <text:section text:style-name="Sect1" text:name="ScID:15">
          <text:p text:style-name="Text_20_body"><office:annotation>
<dc:creator>scene title</dc:creator>
<text:p>- Hal finds Clunk on rope, falls out after him.</text:p>
<text:p/>
<text:p><text:a xlink:href="../yw7%20Sample%20Project_scenes.odt#ScID:15%7Cregion">→Summary</text:a> -</text:p>
</office:annotation></text:p>
        </text:section>
      </text:section>
      <text:section text:style-name="Sect1" text:name="ChID:8">
        <text:h text:style-name="Heading_20_2" text:outline-level="2"><text:a xlink:href="../yw7%20Sample%20Project_chapters.odt#ChID:8%7Cregion">Chapter 8</text:a></text:h>
        <text:section text:style-name="Sect1" text:name="ScID:17">
          <text:p text:style-name="Text_20_body"><office:annotation>
<dc:creator>scene title</dc:creator>
<text:p>- Climb up rope to safety. Back in ship for hyperspace.</text:p>
<text:p/>
<text:p><text:a xlink:href="../yw7%20Sample%20Project_scenes.odt#ScID:17%7Cregion">→Summary</text:a> -</text:p>
</office:annotation></text:p>
        </text:section>
      </text:section>
      <text:section text:style-name="Sect1" text:name="ChID:9">
        <text:h text:style-name="Heading_20_2" text:outline-level="2"><text:a xlink:href="../yw7%20Sample%20Project_chapters.odt#ChID:9%7Cregion">Chapter 9</text:a></text:h>
        <text:section text:style-name="Sect1" text:name="ScID:19">
          <text:p text:style-name="Text_20_body"><office:annotation>
<dc:creator>scene title</dc:creator>
<text:p>- In his office. Gordon OKs the deal</text:p>
<text:p/>
<text:p><text:a xlink:href="../yw7%20Sample%20Project_scenes.odt#ScID:19%7Cregion">→Summary</text:a> -</text:p>
</office:annotation></text:p>
        </text:section>
      </text:section>
      <text:section text:style-name="Sect1" text:name="ChID:10">
        <text:h text:style-name="Heading_20_2" text:outline-level="2"><text:a xlink:href="../yw7%20Sample%20Project_chapters.odt#ChID:10%7Cregion">Chapter 10</text:a></text:h>
        <text:section text:style-name="Sect1" text:name="ScID:22">
          <text:p text:style-name="Text_20_body"><office:annotation>
<dc:creator>scene title</dc:creator>
<text:p>- Exits the ship to meet Bevan</text:p>
<text:p/>
<text:p><text:a xlink:href="../yw7%20Sample%20Project_scenes.odt#ScID:22%7Cregion">→Summary</text:a> -</text:p>
</office:annotation></text:p>
        </text:section>
      </text:section>
      <text:section text:style-name="Sect1" text:name="ChID:11">
        <text:h text:style-name="Heading_20_2" text:outline-level="2"><text:a xlink:href="../yw7%20Sample%20Project_chapters.odt#ChID:11%7Cregion">Chapter 11</text:a></text:h>
        <text:section text:style-name="Sect1" text:name="ScID:25">
          <text:p text:style-name="Text_20_body"><office:annotation>
<dc:creator>scene title</dc:creator>
<text:p>- Getting food out. Frozen puddings.</text:p>
<text:p/>
<text:p><text:a xlink:href="../yw7%20Sample%20Project_scenes.odt#ScID:25%7Cregion">→Summary</text:a> -</text:p>
</office:annotation></text:p>
        </text:section>
        <text:p/>
        <text:section text:style-name="Sect1" text:name="ScID:27">
          <text:p text:style-name="Text_20_body"><office:annotation>
<dc:creator>scene title</dc:creator>
<text:p>- Says goodbye to Clunk</text:p>
<text:p/>
<text:p><text:a xlink:href="../yw7%20Sample%20Project_scenes.odt#ScID:27%7Cregion">→Summary</text:a> -</text:p>
</office:annotation></text:p>
        </text:section>
      </text:section>
      <text:section text:style-name="Sect1" text:name="ChID:12">
        <text:h text:style-name="Heading_20_2" text:outline-level="2"><text:a xlink:href="../yw7%20Sample%20Project_chapters.odt#ChID:12%7Cregion">Chapter 12</text:a></text:h>
        <text:section text:style-name="Sect1" text:name="ScID:29">
          <text:p text:style-name="Text_20_body"><office:annotation>
<dc:creator>scene title</dc:creator>
<text:p>- Hal depressed. No escape from here.</text:p>
<text:p/>
<text:p><text:a xlink:href="../yw7%20Sample%20Project_scenes.odt#ScID:29%7Cregion">→Summary</text:a> -</text:p>
</office:annotation></text:p>
        </text:section>
        <text:p/>
        <text:section text:style-name="Sect1" text:name="ScID:31">
          <text:p text:style-name="Text_20_body"><office:annotation>
<dc:creator>scene title</dc:creator>
<text:p>- Lighten the ship. Preparing for liftoff.</text:p>
<text:p/>
<text:p><text:a xlink:href="../yw7%20Sample%20Project_scenes.odt#ScID:31%7Cregion">→Summary</text:a> -</text:p>
</office:annotation></text:p>
        </text:section>
      </text:section>
      <text:section text:style-name="Sect1" text:name="ChID:13">
        <text:h text:style-name="Heading_20_2" text:outline-level="2"><text:a xlink:href="../yw7%20Sample%20Project_chapters.odt#ChID:13%7Cregion">Chapter 13</text:a></text:h>
        <text:section text:style-name="Sect1" text:name="ScID:34">
          <text:p text:style-name="Text_20_body"><office:annotation>
<dc:creator>scene title</dc:creator>
<text:p>- Karl and Terry awaiting Hal. They take a call from their spy, intercept is at the orbiter.</text:p>
<text:p/>
<text:p><text:a xlink:href="../yw7%20Sample%20Project_scenes.odt#ScID:34%7Cregion">→Summary</text:a> -</text:p>
</office:annotation></text:p>
        </text:section>
      </text:section>
      <text:section text:style-name="Sect1" text:name="ChID:14">
        <text:h text:style-name="Heading_20_2" text:outline-level="2"><text:a xlink:href="../yw7%20Sample%20Project_chapters.odt#ChID:14%7Cregion">Chapter 14</text:a></text:h>
      </text:section>
      <text:section text:style-name="Sect1" text:name="ChID:15">
        <text:h text:style-name="Heading_20_2" text:outline-level="2"><text:a xlink:href="../yw7%20Sample%20Project_chapters.odt#ChID:15%7Cregion">Chapter 15</text:a></text:h>
        <text:section text:style-name="Sect1" text:name="ScID:38">
          <text:p text:style-name="Text_20_body"><office:annotation>
<dc:creator>scene title</dc:creator>
<text:p>- Karl waiting impatiently</text:p>
<text:p/>
<text:p><text:a xlink:href="../yw7%20Sample%20Project_scenes.odt#ScID:38%7Cregion">→Summary</text:a> -</text:p>
</office:annotation></text:p>
        </text:section>
        <text:p/>
        <text:section text:style-name="Sect1" text:name="ScID:40">
          <text:p text:style-name="Text_20_body"><office:annotation>
<dc:creator>scene title</dc:creator>
<text:p>- Karl and Terry confused about 'Chunk'</text:p>
<text:p/>
<text:p><text:a xlink:href="../yw7%20Sample%20Project_scenes.odt#ScID:40%7Cregion">→Summary</text:a> -</text:p>
</office:annotation></text:p>
        </text:section>
      </text:section>
      <text:section text:style-name="Sect1" text:name="ChID:16">
        <text:h text:style-name="Heading_20_2" text:outline-level="2"><text:a xlink:href="../yw7%20Sample%20Project_chapters.odt#ChID:16%7Cregion">Chapter 16</text:a></text:h>
        <text:section text:style-name="Sect1" text:name="ScID:43">
          <text:p text:style-name="Text_20_body"><office:annotation>
<dc:creator>scene title</dc:creator>
<text:p>- Clunk slips out the back.</text:p>
<text:p/>
<text:p><text:a xlink:href="../yw7%20Sample%20Project_scenes.odt#ScID:43%7Cregion">→Summary</text:a> -</text:p>
</office:annotation></text:p>
        </text:section>
        <text:p/>
        <text:section text:style-name="Sect1" text:name="ScID:45">
          <text:p text:style-name="Text_20_body"><office:annotation>
<dc:creator>scene title</dc:creator>
<text:p>- Karl and Terry waiting.</text:p>
<text:p/>
<text:p><text:a xlink:href="../yw7%20Sample%20Project_scenes.odt#ScID:45%7Cregion">→Summary</text:a> -</text:p>
</office:annotation></text:p>
        </text:section>
      </text:section>
      <text:section text:style-name="Sect1" text:name="ChID:17">
        <text:h text:style-name="Heading_20_2" text:outline-level="2"><text:a xlink:href="../yw7%20Sample%20Project_chapters.odt#ChID:17%7Cregion">Chapter 17</text:a></text:h>
        <text:section text:style-name="Sect1" text:name="ScID:47">
          <text:p text:style-name="Text_20_body"><office:annotation>
<dc:creator>scene title</dc:creator>
<text:p>- Clunk in orbit</text:p>
<text:p/>
<text:p><text:a xlink:href="../yw7%20Sample%20Project_scenes.odt#ScID:47%7Cregion">→Summary</text:a> -</text:p>
</office:annotation></text:p>
        </text:section>
        <text:p/>
        <text:section text:style-name="Sect1" text:name="ScID:49">
          <text:p text:style-name="Text_20_body"><office:annotation>
<dc:creator>scene title</dc:creator>
<text:p>- Clunk uses cylinder</text:p>
<text:p/>
<text:p><text:a xlink:href="../yw7%20Sample%20Project_scenes.odt#ScID:49%7Cregion">→Summary</text:a> -</text:p>
</office:annotation></text:p>
        </text:section>
      </text:section>
      <text:section text:style-name="Sect1" text:name="ChID:35">
        <text:h text:style-name="Heading_20_1" text:outline-level="1"><text:a xlink:href="../yw7%20Sample%20Project_parts.odt#ChID:35%7Cregion">Part 2</text:a></text:h>
      </text:section>
      <text:section text:style-name="Sect1" text:name="ChID:18">
        <text:h text:style-name="Heading_20_2" text:outline-level="2"><text:a xlink:href="../yw7%20Sample%20Project_chapters.odt#ChID:18%7Cregion">Chapter 18</text:a></text:h>
        <text:section text:style-name="Sect1" text:name="ScID:51">
          <text:p text:style-name="Text_20_body"><office:annotation>
<dc:creator>scene title</dc:creator>
<text:p>- Terry places the 'bomb'</text:p>
<text:p/>
<text:p><text:a xlink:href="../yw7%20Sample%20Project_scenes.odt#ScID:51%7Cregion">→Summary</text:a> -</text:p>
</office:annotation></text:p>
        </text:section>
        <text:p/>
        <text:section text:style-name="Sect1" text:name="ScID:53">
          <text:p text:style-name="Text_20_body"><office:annotation>
<dc:creator>scene title</dc:creator>
<text:p>- Hal buys food</text:p>
<text:p/>
<text:p><text:a xlink:href="../yw7%20Sample%20Project_scenes.odt#ScID:53%7Cregion">→Summary</text:a> -</text:p>
</office:annotation></text:p>
        </text:section>
      </text:section>
      <text:section text:style-name="Sect1" text:name="ChID:19">
        <text:h text:style-name="Heading_20_2" text:outline-level="2"><text:a xlink:href="../yw7%20Sample%20Project_chapters.odt#ChID:19%7Cregion">Chapter 19</text:a></text:h>
        <text:section text:style-name="Sect1" text:name="ScID:55">
          <text:p text:style-name="Text_20_body"><office:annotation>
<dc:creator>scene title</dc:creator>
<text:p>- Karl leaves a note, takes Clunk.</text:p>
<text:p/>
<text:p><text:a xlink:href="../yw7%20Sample%20Project_scenes.odt#ScID:55%7Cregion">→Summary</text:a> -</text:p>
</office:annotation></text:p>
        </text:section>
        <text:p/>
        <text:section text:style-name="Sect1" text:name="ScID:57">
          <text:p text:style-name="Text_20_body"><office:annotation>
<dc:creator>scene title</dc:creator>
<text:p>- Hal about to hyperspace.</text:p>
<text:p/>
<text:p><text:a xlink:href="../yw7%20Sample%20Project_scenes.odt#ScID:57%7Cregion">→Summary</text:a> -</text:p>
</office:annotation></text:p>
        </text:section>
      </text:section>
      <text:section text:style-name="Sect1" text:name="ChID:20">
        <text:h text:style-name="Heading_20_2" text:outline-level="2"><text:a xlink:href="../yw7%20Sample%20Project_chapters.odt#ChID:20%7Cregion">Chapter 20</text:a></text:h>
        <text:section text:style-name="Sect1" text:name="ScID:60">
          <text:p text:style-name="Text_20_body"><office:annotation>
<dc:creator>scene title</dc:creator>
<text:p>- Hal gets real Jerling's call. Has to get cargo and robot back.</text:p>
<text:p/>
<text:p><text:a xlink:href="../yw7%20Sample%20Project_scenes.odt#ScID:60%7Cregion">→Summary</text:a> -</text:p>
</office:annotation></text:p>
        </text:section>
        <text:p/>
        <text:section text:style-name="Sect1" text:name="ScID:62">
          <text:p text:style-name="Text_20_body"><office:annotation>
<dc:creator>scene title</dc:creator>
<text:p>- Hal sets course for Forg.</text:p>
<text:p/>
<text:p><text:a xlink:href="../yw7%20Sample%20Project_scenes.odt#ScID:62%7Cregion">→Summary</text:a> -</text:p>
</office:annotation></text:p>
        </text:section>
        <text:p/>
        <text:section text:style-name="Sect1" text:name="ScID:64">
          <text:p text:style-name="Text_20_body"><office:annotation>
<dc:creator>scene title</dc:creator>
<text:p>- Land on Forg, in rubbish.</text:p>
<text:p/>
<text:p><text:a xlink:href="../yw7%20Sample%20Project_scenes.odt#ScID:64%7Cregion">→Summary</text:a> -</text:p>
</office:annotation></text:p>
        </text:section>
      </text:section>
      <text:section text:style-name="Sect1" text:name="ChID:21">
        <text:h text:style-name="Heading_20_2" text:outline-level="2"><text:a xlink:href="../yw7%20Sample%20Project_chapters.odt#ChID:21%7Cregion">Chapter 21</text:a></text:h>
        <text:section text:style-name="Sect1" text:name="ScID:66">
          <text:p text:style-name="Text_20_body"><office:annotation>
<dc:creator>scene title</dc:creator>
<text:p>- Hal rents a car in Jerling's name and heads towards Forgberg and the Casino.</text:p>
<text:p/>
<text:p><text:a xlink:href="../yw7%20Sample%20Project_scenes.odt#ScID:66%7Cregion">→Summary</text:a> -</text:p>
</office:annotation></text:p>
        </text:section>
        <text:p/>
        <text:section text:style-name="Sect1" text:name="ScID:68">
          <text:p text:style-name="Text_20_body"><office:annotation>
<dc:creator>scene title</dc:creator>
<text:p>- Hal after almost running Clunk down. Picks him up.</text:p>
<text:p/>
<text:p><text:a xlink:href="../yw7%20Sample%20Project_scenes.odt#ScID:68%7Cregion">→Summary</text:a> -</text:p>
</office:annotation></text:p>
        </text:section>
      </text:section>
      <text:section text:style-name="Sect1" text:name="ChID:22">
        <text:h text:style-name="Heading_20_2" text:outline-level="2"><text:a xlink:href="../yw7%20Sample%20Project_chapters.odt#ChID:22%7Cregion">Chapter 22</text:a></text:h>
        <text:section text:style-name="Sect1" text:name="ScID:71">
          <text:p text:style-name="Text_20_body"><office:annotation>
<dc:creator>scene title</dc:creator>
<text:p>- Find car, go to find clothes.</text:p>
<text:p/>
<text:p><text:a xlink:href="../yw7%20Sample%20Project_scenes.odt#ScID:71%7Cregion">→Summary</text:a> -</text:p>
</office:annotation></text:p>
        </text:section>
      </text:section>
      <text:section text:style-name="Sect1" text:name="ChID:23">
        <text:h text:style-name="Heading_20_2" text:outline-level="2"><text:a xlink:href="../yw7%20Sample%20Project_chapters.odt#ChID:23%7Cregion">Chapter 23</text:a></text:h>
        <text:section text:style-name="Sect1" text:name="ScID:74">
          <text:p text:style-name="Text_20_body"><office:annotation>
<dc:creator>scene title</dc:creator>
<text:p>- Hal sells Clunk</text:p>
<text:p/>
<text:p><text:a xlink:href="../yw7%20Sample%20Project_scenes.odt#ScID:74%7Cregion">→Summary</text:a> -</text:p>
</office:annotation></text:p>
        </text:section>
      </text:section>
      <text:section text:style-name="Sect1" text:name="ChID:24">
        <text:h text:style-name="Heading_20_2" text:outline-level="2"><text:a xlink:href="../yw7%20Sample%20Project_chapters.odt#ChID:24%7Cregion">Chapter 24</text:a></text:h>
        <text:section text:style-name="Sect1" text:name="ScID:77">
          <text:p text:style-name="Text_20_body"><office:annotation>
<dc:creator>scene title</dc:creator>
<text:p>- Hal annoyed at Clunk for buying only the best.</text:p>
<text:p/>
<text:p><text:a xlink:href="../yw7%20Sample%20Project_scenes.odt#ScID:77%7Cregion">→Summary</text:a> -</text:p>
</office:annotation></text:p>
        </text:section>
        <text:p/>
        <text:section text:style-name="Sect1" text:name="ScID:79">
          <text:p text:style-name="Text_20_body"><office:annotation>
<dc:creator>scene title</dc:creator>
<text:p>- Clunk gambling. Fight with human couple.</text:p>
<text:p/>
<text:p><text:a xlink:href="../yw7%20Sample%20Project_scenes.odt#ScID:79%7Cregion">→Summary</text:a> -</text:p>
</office:annotation></text:p>
        </text:section>
        <text:p/>
        <text:section text:style-name="Sect1" text:name="ScID:81">
          <text:p text:style-name="Text_20_body"><office:annotation>
<dc:creator>scene title</dc:creator>
<text:p>- Sitting on the steps, battered and bruised. Limo arrives for Karl.</text:p>
<text:p/>
<text:p><text:a xlink:href="../yw7%20Sample%20Project_scenes.odt#ScID:81%7Cregion">→Summary</text:a> -</text:p>
</office:annotation></text:p>
        </text:section>
      </text:section>
      <text:section text:style-name="Sect1" text:name="ChID:25">
        <text:h text:style-name="Heading_20_2" text:outline-level="2"><text:a xlink:href="../yw7%20Sample%20Project_chapters.odt#ChID:25%7Cregion">Chapter 25</text:a></text:h>
        <text:section text:style-name="Sect1" text:name="ScID:84">
          <text:p text:style-name="Text_20_body"><office:annotation>
<dc:creator>scene title</dc:creator>
<text:p>- Clunk travelling on the back of Karl's limo</text:p>
<text:p/>
<text:p><text:a xlink:href="../yw7%20Sample%20Project_scenes.odt#ScID:84%7Cregion">→Summary</text:a> -</text:p>
</office:annotation></text:p>
        </text:section>
        <text:p/>
        <text:section text:style-name="Sect1" text:name="ScID:86">
          <text:p text:style-name="Text_20_body"><office:annotation>
<dc:creator>scene title</dc:creator>
<text:p>- Clunk sees Hal catching up again. Limo stops.</text:p>
<text:p/>
<text:p><text:a xlink:href="../yw7%20Sample%20Project_scenes.odt#ScID:86%7Cregion">→Summary</text:a> -</text:p>
</office:annotation></text:p>
        </text:section>
      </text:section>
      <text:section text:style-name="Sect1" text:name="ChID:26">
        <text:h text:style-name="Heading_20_2" text:outline-level="2"><text:a xlink:href="../yw7%20Sample%20Project_chapters.odt#ChID:26%7Cregion">Chapter 26</text:a></text:h>
        <text:section text:style-name="Sect1" text:name="ScID:89">
          <text:p text:style-name="Text_20_body"><office:annotation>
<dc:creator>scene title</dc:creator>
<text:p>- Clunk uploads the Navcom into the ship.</text:p>
<text:p/>
<text:p><text:a xlink:href="../yw7%20Sample%20Project_scenes.odt#ScID:89%7Cregion">→Summary</text:a> -</text:p>
</office:annotation></text:p>
        </text:section>
      </text:section>
      <text:section text:style-name="Sect1" text:name="ChID:27">
        <text:h text:style-name="Heading_20_2" text:outline-level="2"><text:a xlink:href="../yw7%20Sample%20Project_chapters.odt#ChID:27%7Cregion">Chapter 27</text:a></text:h>
        <text:section text:style-name="Sect1" text:name="ScID:92">
          <text:p text:style-name="Text_20_body"><office:annotation>
<dc:creator>scene title</dc:creator>
<text:p>- The shop robots want Clunk to escape with them. Mention Hal's capture.</text:p>
<text:p/>
<text:p><text:a xlink:href="../yw7%20Sample%20Project_scenes.odt#ScID:92%7Cregion">→Summary</text:a> -</text:p>
</office:annotation></text:p>
        </text:section>
        <text:p/>
        <text:section text:style-name="Sect1" text:name="ScID:94">
          <text:p text:style-name="Text_20_body"><office:annotation>
<dc:creator>scene title</dc:creator>
<text:p>- Clunk steals armoured car, drives it into the house.</text:p>
<text:p/>
<text:p><text:a xlink:href="../yw7%20Sample%20Project_scenes.odt#ScID:94%7Cregion">→Summary</text:a> -</text:p>
</office:annotation></text:p>
        </text:section>
      </text:section>
      <text:section text:style-name="Sect1" text:name="ChID:28">
        <text:h text:style-name="Heading_20_2" text:outline-level="2"><text:a xlink:href="../yw7%20Sample%20Project_chapters.odt#ChID:28%7Cregion">Chapter 28</text:a></text:h>
        <text:section text:style-name="Sect1" text:name="ScID:96">
          <text:p text:style-name="Text_20_body"><office:annotation>
<dc:creator>scene title</dc:creator>
<text:p>- Karl and Terry take the limo</text:p>
<text:p/>
<text:p><text:a xlink:href="../yw7%20Sample%20Project_scenes.odt#ScID:96%7Cregion">→Summary</text:a> -</text:p>
</office:annotation></text:p>
        </text:section>
        <text:p/>
        <text:section text:style-name="Sect1" text:name="ScID:98">
          <text:p text:style-name="Text_20_body"><office:annotation>
<dc:creator>scene title</dc:creator>
<text:p>- Karl and Terry overtake and head for Spaceport. Looking for Volante.</text:p>
<text:p/>
<text:p><text:a xlink:href="../yw7%20Sample%20Project_scenes.odt#ScID:98%7Cregion">→Summary</text:a> -</text:p>
</office:annotation></text:p>
        </text:section>
      </text:section>
      <text:section text:style-name="Sect1" text:name="ChID:29">
        <text:h text:style-name="Heading_20_2" text:outline-level="2"><text:a xlink:href="../yw7%20Sample%20Project_chapters.odt#ChID:29%7Cregion">Chapter 29</text:a></text:h>
        <text:section text:style-name="Sect1" text:name="ScID:101">
          <text:p text:style-name="Text_20_body"><office:annotation>
<dc:creator>scene title</dc:creator>
<text:p>- Hal and Clunk fleeing in Gull</text:p>
<text:p/>
<text:p><text:a xlink:href="../yw7%20Sample%20Project_scenes.odt#ScID:101%7Cregion">→Summary</text:a> -</text:p>
</office:annotation></text:p>
        </text:section>
        <text:p/>
        <text:section text:style-name="Sect1" text:name="ScID:103">
          <text:p text:style-name="Text_20_body"><office:annotation>
<dc:creator>scene title</dc:creator>
<text:p>- Clunk wants to throw stuff at the flyer</text:p>
<text:p/>
<text:p><text:a xlink:href="../yw7%20Sample%20Project_scenes.odt#ScID:103%7Cregion">→Summary</text:a> -</text:p>
</office:annotation></text:p>
        </text:section>
        <text:p/>
        <text:section text:style-name="Sect1" text:name="ScID:105">
          <text:p text:style-name="Text_20_body"><office:annotation>
<dc:creator>scene title</dc:creator>
<text:p>- Hal fetches the puddings.</text:p>
<text:p/>
<text:p><text:a xlink:href="../yw7%20Sample%20Project_scenes.odt#ScID:105%7Cregion">→Summary</text:a> -</text:p>
</office:annotation></text:p>
        </text:section>
      </text:section>
      <text:section text:style-name="Sect1" text:name="ChID:30">
        <text:h text:style-name="Heading_20_2" text:outline-level="2"><text:a xlink:href="../yw7%20Sample%20Project_chapters.odt#ChID:30%7Cregion">Chapter 30</text:a></text:h>
        <text:section text:style-name="Sect1" text:name="ScID:108">
          <text:p text:style-name="Text_20_body"><office:annotation>
<dc:creator>scene title</dc:creator>
<text:p>- Hal yells at Jerling, then cargo arrives on truck.</text:p>
<text:p/>
<text:p><text:a xlink:href="../yw7%20Sample%20Project_scenes.odt#ScID:108%7Cregion">→Summary</text:a> -</text:p>
</office:annotation></text:p>
        </text:section>
        <text:p/>
        <text:section text:style-name="Sect1" text:name="ScID:110">
          <text:p text:style-name="Text_20_body"><office:annotation>
<dc:creator>scene title</dc:creator>
<text:p>- Clunk outside, depressed.</text:p>
<text:p/>
<text:p><text:a xlink:href="../yw7%20Sample%20Project_scenes.odt#ScID:110%7Cregion">→Summary</text:a> -</text:p>
</office:annotation></text:p>
        </text:section>
        <text:p/>
        <text:section text:style-name="Sect1" text:name="ScID:112">
          <text:p text:style-name="Text_20_body"><office:annotation>
<dc:creator>scene title</dc:creator>
<text:p>- Karl bursts in, armed.</text:p>
<text:p/>
<text:p><text:a xlink:href="../yw7%20Sample%20Project_scenes.odt#ScID:112%7Cregion">→Summary</text:a> -</text:p>
</office:annotation></text:p>
        </text:section>
      </text:section>
      <text:section text:style-name="Sect1" text:name="ChID:31">
        <text:h text:style-name="Heading_20_2" text:outline-level="2"><text:a xlink:href="../yw7%20Sample%20Project_chapters.odt#ChID:31%7Cregion">Chapter 31</text:a></text:h>
        <text:section text:style-name="Sect1" text:name="ScID:114">
          <text:p text:style-name="Text_20_body"><office:annotation>
<dc:creator>scene title</dc:creator>
<text:p>- Terry ties Hal in hold, leaves back doors open.</text:p>
<text:p/>
<text:p><text:a xlink:href="../yw7%20Sample%20Project_scenes.odt#ScID:114%7Cregion">→Summary</text:a> -</text:p>
</office:annotation></text:p>
        </text:section>
        <text:p/>
        <text:section text:style-name="Sect1" text:name="ScID:116">
          <text:p text:style-name="Text_20_body"><office:annotation>
<dc:creator>scene title</dc:creator>
<text:p>- Hal dodges Brutus, escapes the hold.</text:p>
<text:p/>
<text:p><text:a xlink:href="../yw7%20Sample%20Project_scenes.odt#ScID:116%7Cregion">→Summary</text:a> -</text:p>
</office:annotation></text:p>
        </text:section>
      </text:section>
      <text:section text:style-name="Sect1" text:name="ChID:32">
        <text:h text:style-name="Heading_20_2" text:outline-level="2"><text:a xlink:href="../yw7%20Sample%20Project_chapters.odt#ChID:32%7Cregion"/></text:h>
        <text:section text:style-name="Sect1" text:name="ScID:119">
          <text:p text:style-name="Text_20_body"><office:annotation>
<dc:creator>scene title</dc:creator>
<text:p>- Black Gull hyperspaces to oblivion</text:p>
<text:p/>
<text:p><text:a xlink:href="../yw7%20Sample%20Project_scenes.odt#ScID:119%7Cregion">→Summary</text:a> -</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11-16T20:24:25Z</meta:creation-date>
    <dc:date/>
  </office:meta>
</office:document-meta>
</file>